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The participant starts by reading the information in the home tab directly)</text:span></text:p>
      <text:p text:style-name="P1"><text:span text:style-name="T1"><text:s text:c="4"/>1.a Was the information presented enough for you to get an overall understanding of the SERDIF framework?</text:span></text:p>
      <text:p text:style-name="P1"><text:span text:style-name="T1"><text:s text:c="4"/><text:tab/>Okay, yeah. I thought the information in the home tab is fairly well summarized.</text:span></text:p>
      <text:p text:style-name="P1"><text:span text:style-name="T1"><text:s text:c="4"/>1.b If not, what information would you add?</text:span></text:p>
      <text:p text:style-name="P1"><text:span text:style-name="T1"><text:s text:c="4"/>So task completed, task one completed.</text:span></text:p>
      <text:p text:style-name="P1"><text:span text:style-name="T1"><text:s text:c="4"/>I will move on to task 2.</text:span></text:p>
      <text:p text:style-name="P1"><text:span text:style-name="T1">2 Login with the credentials provided in the invitation email.</text:span></text:p>
      <text:p text:style-name="P1"><text:span text:style-name="T1"><text:tab/>Okay, so I need to go and get the credentials.</text:span></text:p>
      <text:p text:style-name="P1"><text:span text:style-name="T1"><text:tab/>Mmmm are these the correct credentials?</text:span></text:p>
      <text:p text:style-name="P1"><text:span text:style-name="T1"><text:tab/>MODERATOR: You are missing the last character for the password.</text:span></text:p>
      <text:p text:style-name="P1"><text:span text:style-name="T1"><text:tab/>Oh, yeah </text:span>that's okay<text:span text:style-name="T1">.</text:span></text:p>
      <text:p text:style-name="P1"><text:span text:style-name="T1"><text:tab/>Task completed, going on to task 3.</text:span></text:p>
      <text:p text:style-name="P1"><text:span text:style-name="T1">3 Submit a query using the input options available in the ‘Query’ tab on the left panel.</text:span></text:p>
      <text:p text:style-name="P1"><text:span text:style-name="T1"><text:s text:c="4"/>3.a Please explain and justify aloud the specific choices that you make.</text:span></text:p>
      <text:p text:style-name="P1"><text:span text:style-name="T1"><text:s text:c="4"/><text:tab/>Okay so the case study here is: example events in Ireland. I am assuming that's flare events there.</text:span></text:p>
      <text:p text:style-name="P1"><text:span text:style-name="T1"><text:s text:c="4"/><text:tab/>Then, we get a choice of the different flare level classifications or what I would call flare categories: possible, definite, no or high probability.</text:span></text:p>
      <text:p text:style-name="P1"><text:span text:style-name="T1"><text:s text:c="4"/><text:tab/>So if we wanted to look at let's say high probability flare events, we can then look in a county.</text:span></text:p>
      <text:p text:style-name="P1"><text:span text:style-name="T1"><text:s text:c="4"/><text:tab/>So I take one </text:span>where it is going<text:span text:style-name="T1"> to be more like Dublin.</text:span></text:p>
      <text:p text:style-name="P1"><text:span text:style-name="T1"><text:s text:c="4"/><text:tab/>The time window ... Mmmm ... okay there is no help here to give information on what the time window things mean. So I am not sure what is the difference between time window length and lag.</text:span></text:p>
      <text:p text:style-name="P1"><text:soft-page-break/><text:span text:style-name="T1"><text:s text:c="4"/><text:tab/>So I will keep both of those to 7 days.</text:span></text:p>
      <text:p text:style-name="P1"><text:span text:style-name="T1"><text:s text:c="4"/><text:tab/>Okay, so with that time window length and lag I am told there are events and envo data available. So 2 events and 20 environmental data sets.</text:span></text:p>
      <text:p text:style-name="P1"><text:span text:style-name="T1"><text:s text:c="4"/><text:tab/>Time window length and lag I am a bit confused on what this is because I have no reference date to begin with. So I am not sure at what point in time the length and lag refers to.</text:span></text:p>
      <text:p text:style-name="P1"><text:span text:style-name="T1"><text:s text:c="4"/><text:tab/>The temporal unit is the unit of how the environmental data comes in. We could go for days and we could take the average over the day.</text:span></text:p>
      <text:p text:style-name="P1"><text:span text:style-name="T1"><text:s text:c="4"/><text:tab/>Okay I am just going to check the task list. <text:s text:c="3"/><text:tab/></text:span></text:p>
      <text:p text:style-name="P1"><text:span text:style-name="T1"><text:s text:c="4"/>3.b Are the query input options clear to you?</text:span></text:p>
      <text:p text:style-name="P1"><text:span text:style-name="T1"><text:s text:c="4"/><text:tab/>I would say that I am a bit confused about the time window length and lag.</text:span></text:p>
      <text:p text:style-name="P1"><text:span text:style-name="T1"><text:s text:c="4"/>3.c Would you add any extra information to get a better understanding?</text:span></text:p>
      <text:p text:style-name="P1"><text:span text:style-name="T1"><text:s text:c="4"/>3.d After completing all the inputs, please click the ‘Submit’ button once</text:span></text:p>
      <text:p text:style-name="P1"><text:span text:style-name="T1"><text:s text:c="4"/><text:tab/>Okay, task completed. <text:s text:c="3"/><text:tab/></text:span></text:p>
      <text:p text:style-name="P1"><text:span text:style-name="T1">4 Explore the ‘Q1’ tab generated after submitting a query.</text:span></text:p>
      <text:p text:style-name="P1"><text:span text:style-name="T1"><text:tab/>Looking down at the data table now ... Looks like the two high probability events are event-147 and event-347 and I am looking back ...</text:span></text:p>
      <text:p text:style-name="P1"><text:span text:style-name="T1"><text:s text:c="4"/>Maybe now it is clear to me, when event-147 happened I look back a time window of 7 days before that and this is the data that I am getting here. This would not have been so clear to begin with but now that I am seeing the table, it is.</text:span></text:p>
      <text:p text:style-name="P1"><text:span text:style-name="T1"><text:s text:c="4"/>4.a Read the information provided in the introductory paragraph.</text:span></text:p>
      <text:p text:style-name="P1"><text:span text:style-name="T1"><text:s text:c="4"/><text:tab/>Okay ... (The participant reads the introductory paragraph)</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So we will take a look at the data provenance.</text:span></text:p>
      <text:p text:style-name="P1"><text:span text:style-name="T1"><text:s text:c="8"/><text:tab/>Okay, so I guess this is an overview of where the data actually came from. </text:span></text:p>
      <text:p text:style-name="P1"><text:span text:style-name="T1"><text:s text:c="8"/><text:tab/>The example events in </text:span>Ireland are<text:span text:style-name="T1"> the flare cases. The event ID, which I </text:span>guess means<text:span text:style-name="T1"> something internally in the knowledge graph, </text:span>does<text:span text:style-name="T1"> not necessarily mean anything to me as there is no patient ID attached. The event type, county and event date. So if I look down to the event day 2014-12-10, </text:span>this corroborates<text:span text:style-name="T1"> my interpretation for the time window length and lag when compared with the data table below.</text:span></text:p>
      <text:p text:style-name="P1"><text:soft-page-break/><text:span text:style-name="T1"><text:s text:c="8"/><text:tab/>These are the two windows outlined in the data provenance. The data sets used again, these are sort of references from the knowledge graph, so they don't mean anything to me. I guess in terms of the traceability, which is what data provenance is about, they could be helpful if I was trying to figure out where the data is coming from.</text:span></text:p>
      <text:p text:style-name="P1"><text:span text:style-name="T1"><text:s text:c="8"/>c.ii Data Lineage</text:span></text:p>
      <text:p text:style-name="P1"><text:span text:style-name="T1"><text:s text:c="8"/><text:tab/>Hold on now, wait ... data provenance is this one and data lineage is ... Just trying to see the differences between these two windows here.</text:span></text:p>
      <text:p text:style-name="P1"><text:span text:style-name="T1"><text:s text:c="8"/><text:tab/>Okay, obviously there we have the snippet of code as well for the data provenance that was used to run.</text:span></text:p>
      <text:p text:style-name="P1"><text:span text:style-name="T1"><text:s text:c="8"/><text:tab/>Okay so ... I am assuming this data </text:span>table is<text:span text:style-name="T1"> just staying here at the end. So I am not fully sure what the data lineage is doing, it might be very similar to the data provenance.</text:span></text:p>
      <text:p text:style-name="P1"><text:span text:style-name="T1"><text:s text:c="8"/>c.iii Full Metadata Exploration</text:span></text:p>
      <text:p text:style-name="P1"><text:span text:style-name="T1"><text:s text:c="8"/><text:tab/>Okay, well I am missing something this morning because </text:span>these<text:span text:style-name="T1"> are very similar or maybe it is the example that I ran.</text:span></text:p>
      <text:p text:style-name="P1"><text:span text:style-name="T1"><text:s text:c="4"/>4.d Can you say aloud how many data sets were used for each event in the Data Provenance table?</text:span></text:p>
      <text:p text:style-name="P1"><text:span text:style-name="T1"><text:s text:c="4"/><text:tab/>Okay, so I would say in this case two data sets since after the first dash everything else is a date and ID identifier, and the same for the second event.</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Mmmm ... (The participant navigates for a bit between the windows and text).</text:span></text:p>
      <text:p text:style-name="P1"><text:span text:style-name="T1"><text:s text:c="4"/><text:tab/>MODERATOR: Maybe it would help to </text:span>read the<text:span text:style-name="T1"> introductory paragraph </text:span>again<text:span text:style-name="T1"> in this tab.</text:span></text:p>
      <text:p text:style-name="P1"><text:span text:style-name="T1"><text:s text:c="4"/><text:tab/>(The participant reads the introductory paragraph again)</text:span></text:p>
      <text:p text:style-name="P1"><text:span text:style-name="T1"><text:s text:c="4"/><text:tab/>Mmmm ... This task is not clear to me because I don't know if I am supposed to be looking at the code or whether I am supposed to be looking somewhere else.</text:span></text:p>
      <text:p text:style-name="P1"><text:span text:style-name="T1"><text:s text:c="4"/><text:tab/>MODERATOR: Maybe try using the </text:span>arrows that<text:span text:style-name="T1"> you get when using Control+F.</text:span></text:p>
      <text:p text:style-name="P1"><text:span text:style-name="T1"><text:s text:c="4"/><text:tab/>Okay, but what am I doing </text:span>C<text:span text:style-name="T1">ontrol+F on?</text:span></text:p>
      <text:p text:style-name="P1"><text:span text:style-name="T1"><text:s text:c="4"/><text:tab/>MODERATOR: The whole page.</text:span></text:p>
      <text:p text:style-name="P1"><text:span text:style-name="T1"><text:s text:c="4"/><text:tab/>Okay, so the data use ... (The participant reads the data use comment)</text:span></text:p>
      <text:p text:style-name="P1"><text:span text:style-name="T1"><text:s text:c="4"/><text:tab/>Okay, right I am not sure of the actual purpose of this </text:span>part<text:span text:style-name="T1">. If you were a user, why would you be wanting to look through what looks like it is the code it is run in the system? It does not make sense for a user interface better if this was displayed summarized.</text:span></text:p>
      <text:p text:style-name="P1"><text:span text:style-name="T1"><text:s text:c="4"/><text:tab/>(The participant reads the identification risk comment)</text:span></text:p>
      <text:p text:style-name="P1"><text:span text:style-name="T1"><text:s text:c="4"/><text:tab/>And the dct:license ... Okay ... I am struggling with that one and I think I will move on.</text:span></text:p>
      <text:p text:style-name="P1"><text:soft-page-break/><text:span text:style-name="T1"><text:s text:c="4"/><text:tab/>MODERATOR: The license word is not spelled correctly as it is using the US spelling.</text:span></text:p>
      <text:p text:style-name="P1"><text:span text:style-name="T1"><text:s text:c="4"/><text:tab/>Oh license okay, </text:span>the license<text:span text:style-name="T1"> is in US spelling which is not very helpful. Okay so the license is creative commons.</text:span></text:p>
      <text:p text:style-name="P1"><text:span text:style-name="T1"><text:s text:c="4"/><text:tab/>Okay, </text:span>so the task is completed<text:span text:style-name="T1">.</text:span></text:p>
      <text:p text:style-name="P1"><text:span text:style-name="T1">5 Explore the data table displayed underneath the metadata buttons.</text:span></text:p>
      <text:p text:style-name="P1"><text:span text:style-name="T1"><text:s text:c="4"/>5.a Can you understand all the column headings when hovering over the abbreviations?</text:span></text:p>
      <text:p text:style-name="P1"><text:span text:style-name="T1"><text:s text:c="4"/><text:tab/>So understand the column headings ... Okay.</text:span></text:p>
      <text:p text:style-name="P1"><text:span text:style-name="T1"><text:s text:c="4"/><text:tab/>The column headings are fairly clear and you have the tool tip that appears underneath.</text:span></text:p>
      <text:p text:style-name="P1"><text:span text:style-name="T1"><text:s text:c="4"/>5.b Do you understand the meaning of the cell background colors?</text:span></text:p>
      <text:p text:style-name="P1"><text:span text:style-name="T1"><text:s text:c="4"/><text:tab/>Now the cell background colors ... Mmmm ... What I am seeing here is that the cell background colors are red and blue, so obviously there's a Z-score calculated based on the 7 days of data here that uses I am assuming a standard deviation, which I am hoping is robust.</text:span></text:p>
      <text:p text:style-name="P1"><text:span text:style-name="T1"><text:s text:c="4"/><text:tab/>But what I am noticing, which looks a bit strange to me, is that the blue squares which indicate low </text:span>scores have<text:span text:style-name="T1"> no data. They appear to be empty. I was just wondering what could be the reason for that. Is it that the missing data is just treated as a low number?</text:span></text:p>
      <text:p text:style-name="P1"><text:span text:style-name="T1"><text:s text:c="4"/><text:tab/>The red squares look reasonable enough but the blue squares I don't really </text:span>understand<text:span text:style-name="T1">. Certainly some of them are empty; then if we go over here, other ones have values in there. For example, all three there are all empty, that is not entirely clear to me. <text:s text:c="2"/><text:tab/></text:span></text:p>
      <text:p text:style-name="P1"><text:span text:style-name="T1"><text:s text:c="4"/>5.c Can you hide columns by using the eye icon next to the column heading or by using the ‘Toggle Columns’ button?</text:span></text:p>
      <text:p text:style-name="P1"><text:span text:style-name="T1"><text:s text:c="4"/><text:tab/>Okay, so we can hide SO2 as well.</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Yeah, so I think what would be</text:span></text:p>
      <text:p text:style-name="P1"><text:span text:style-name="T1"><text:s text:c="4"/><text:tab/>If I was looking at this as a modeler researcher modeling these events, what I would say is that you can highlight the red and the blue, which seem to be only calculated based on the data in the data table. So whether that is a good representation of </text:span>your<text:span text:style-name="T1"> now very high values, that is not clear. So for example, if I am only looking for 3 weeks back and I look for high PM10 relative to those three weeks or should I be looking </text:span>for high<text:span text:style-name="T1"> PM10 relative to a specific window back in time from the current point.</text:span></text:p>
      <text:p text:style-name="P1"><text:span text:style-name="T1"><text:s text:c="4"/><text:tab/>So the standardization is useful to get the red and blue squares but I question whether the standardization should be done over a kind of a longer period. The idea of standardizing is to kind of use a pool of data that you think is reliable to standardize against. So I wonder about that</text:span></text:p>
      <text:p text:style-name="P1"><text:span text:style-name="T1"><text:s text:c="4"/><text:tab/>I wonder as well about the empty, the empty blue squares and whether these values are missing or how they are actually treated right? For example, you can see an empty square here for Toluene, but that is not blue.</text:span></text:p>
      <text:p text:style-name="P1"><text:span text:style-name="T1"><text:s text:c="4"/>5.e Say aloud if you would add any feature to the current display </text:span></text:p>
      <text:p text:style-name="P1"><text:span text:style-name="T1"><text:s text:c="4"/><text:tab/>I think the whole thing of looking for the comments in these using Control+F was more of an exercise to ... I don't know if anyone would want to do this in general but if so I am not sure for a user interface whether this kind of display code by default is actually quite necessary or helpful. I mean an option to print the log out to file might be useful for someone that wanted to keep track of what they have searched for.</text:span></text:p>
      <text:p text:style-name="P1"><text:span text:style-name="T1"><text:s text:c="4"/><text:tab/>I think that is maybe all that I have to say just now. We can maybe follow up later with a discussion.</text:span></text:p>
      <text:p text:style-name="P1"><text:soft-page-break/><text:span text:style-name="T1"><text:s text:c="4"/><text:tab/>So that's task 5 done.</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text:tab/>Okay so I will take PM10</text:span></text:p>
      <text:p text:style-name="P1"><text:span text:style-name="T1"><text:s text:c="4"/>6.b Please explain aloud the usefulness and clarity of each plot</text:span></text:p>
      <text:p text:style-name="P1"><text:span text:style-name="T1"><text:s text:c="4"/><text:tab/>Box plot:</text:span></text:p>
      <text:p text:style-name="P1"><text:span text:style-name="T1"><text:s text:c="4"/><text:tab/><text:tab/>Okay so this is the box plot for PM10.</text:span></text:p>
      <text:p text:style-name="P1"><text:span text:style-name="T1"><text:s text:c="4"/><text:tab/><text:tab/>This gives us an impression of the raw values for PM10.</text:span></text:p>
      <text:p text:style-name="P1"><text:span text:style-name="T1"><text:s text:c="4"/><text:tab/>Polar plot:</text:span></text:p>
      <text:p text:style-name="P1"><text:span text:style-name="T1"><text:s text:c="4"/><text:tab/><text:tab/>There is no polar plot for this ... Oh yeah.</text:span></text:p>
      <text:p text:style-name="P1"><text:span text:style-name="T1"><text:s text:c="4"/><text:tab/><text:tab/>Okay ... Mmmm ... Right, I am not 100% sure of what this polar plot should be telling me or how it is helpful. I think maybe including a text box here on the side or somewhere explaining the kind of rule of thumb cases for this. I am assuming that if you see something very far out in one direction, it is going to be meaningful in some way. It is not entirely clear to me immediately.</text:span></text:p>
      <text:p text:style-name="P1"><text:span text:style-name="T1"><text:s text:c="4"/><text:tab/>Heat map:</text:span></text:p>
      <text:p text:style-name="P1"><text:span text:style-name="T1"><text:s text:c="4"/><text:tab/><text:tab/>Okay so I am looking at PM10 ... (The participant counts the negative numbers in the X-axis) ... Relative time from the event day. I did notice that earlier we have two times, the time window length and the time window lag. Which of these plots refer to? Is this relative from the event the actual date?</text:span></text:p>
      <text:p text:style-name="P1"><text:span text:style-name="T1"><text:s text:c="4"/><text:tab/><text:tab/>MODERATOR: This is a mistake from my side, the -1 should be a -7 based on your query as I forgot to add the lag.</text:span></text:p>
      <text:p text:style-name="P1"><text:span text:style-name="T1"><text:s text:c="4"/><text:tab/><text:tab/>So this is actually from the start after the lag, okay right.</text:span></text:p>
      <text:p text:style-name="P1"><text:span text:style-name="T1"><text:s text:c="4"/><text:tab/><text:tab/>I can see the usefulness of this. Again we are only looking at a week here but probably more useful if we were looking further than that.</text:span></text:p>
      <text:p text:style-name="P1"><text:span text:style-name="T1"><text:s text:c="4"/><text:tab/><text:tab/>I would imagine that those heat map colors are standardized based on only the things that are in the data table. It might be interesting to think about standardizing against a fixed amount of time, like standardizing it against all the days in the previous year or something like that. I know this is a challenging one to pick but if you were to take a week of PM2.5 for the winter and summer, something that flags as high in the week in the winter might be a lot lower that something that flags as high in the summer. Using the standardization of what is in the table.</text:span></text:p>
      <text:p text:style-name="P1"><text:span text:style-name="T1"><text:s text:c="4"/>6.c Say aloud if you would add any more visualizations to the current ones</text:span></text:p>
      <text:p text:style-name="P1"><text:span text:style-name="T1"><text:s text:c="4"/><text:tab/>I think these visualizations are good. The heat map is actually nice, I think it is a helpful one.</text:span></text:p>
      <text:p text:style-name="P1"><text:span text:style-name="T1"><text:s text:c="4"/><text:tab/>Again, I wonder about </text:span>standardization; it might<text:span text:style-name="T1"> make it a more useful plot if it was standardized.</text:span></text:p>
      <text:p text:style-name="P1"><text:span text:style-name="T1"><text:s text:c="4"/><text:tab/>I know that you got rid </text:span>of<text:span text:style-name="T1"> the time series that you had in previous ones but ... yeah this one could be useful.</text:span></text:p>
      <text:p text:style-name="P1"><text:soft-page-break/><text:span text:style-name="T1"><text:s text:c="4"/><text:tab/>There is nothing I can think of </text:span>just now<text:span text:style-name="T1"> that would be useful there.</text:span></text:p>
      <text:p text:style-name="P1"><text:span text:style-name="T1"><text:s text:c="4"/><text:tab/>So that is task 6 completed, let's go for task 7.</text:span></text:p>
      <text:p text:style-name="P1"><text:span text:style-name="T1">7 Submit one more query with different input options from the ones used before.</text:span></text:p>
      <text:p text:style-name="P1"><text:span text:style-name="T1"><text:s text:c="4"/>I am going to pick something with a ... I will pick a period of 14 days ... Okay.</text:span></text:p>
      <text:p text:style-name="P1"><text:span text:style-name="T1"><text:s text:c="4"/>(The participant selects different input options)</text:span></text:p>
      <text:p text:style-name="P1"><text:span text:style-name="T1"><text:s text:c="4"/>Now, what I am going to do is check for the more extreme values, I am going to take the max for each day.</text:span></text:p>
      <text:p text:style-name="P1"><text:span text:style-name="T1"><text:s text:c="4"/>Okay, it is thinking ...</text:span></text:p>
      <text:p text:style-name="P1"><text:span text:style-name="T1"><text:s text:c="4"/>MODERATOR: Yeah, so we have a memory exceed problem.</text:span></text:p>
      <text:p text:style-name="P1"><text:span text:style-name="T1"><text:s text:c="4"/>Oh yeah, I thought it would happen, apologies.</text:span></text:p>
      <text:p text:style-name="P1"><text:span text:style-name="T1"><text:s text:c="4"/>MODERATOR: The problem is that Cork has 19 events and that is why you don't have Q2 appearing. If you could run another location with less events, like for example Wexford it should be fine. You won't have Q2 as this one is broken, but you will have Q3 on the top.</text:span></text:p>
      <text:p text:style-name="P1"><text:span text:style-name="T1"><text:s text:c="4"/>Okay, yeah I see. Let's take a </text:span>look. It is<text:span text:style-name="T1"> fine.</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So I am looking at the data provenance, well it looks like I have 5 events and it is using two data sets.</text:span></text:p>
      <text:p text:style-name="P1"><text:span text:style-name="T1"><text:s text:c="8"/><text:tab/>Again, I am not sure of what these identifiers at the end of the filename mean.</text:span></text:p>
      <text:p text:style-name="P1"><text:span text:style-name="T1"><text:s text:c="8"/>a.ii Do both data sets (Q1 and Q2) have the same license?</text:span></text:p>
      <text:p text:style-name="P1"><text:span text:style-name="T1"><text:s text:c="8"/><text:tab/>Okay, creative commons license again.</text:span></text:p>
      <text:p text:style-name="P1"><text:span text:style-name="T1"><text:s text:c="8"/>a.iii Which of the data tables (Q1 and Q2) seem to have more extreme values (i.e., more colored cell backgrounds)?</text:span></text:p>
      <text:p text:style-name="P1"><text:span text:style-name="T1"><text:s text:c="8"/><text:tab/>Then, I am looking at extreme values ... Okay ... Mmmm ... Interestingly there </text:span>are less<text:span text:style-name="T1"> extreme values in this one (Q2) and I wonder why it would be.</text:span></text:p>
      <text:p text:style-name="P1"><text:span text:style-name="T1"><text:s text:c="8"/><text:tab/>Actually, I have a different ... Oh, no maybe less pollution data here ... So I can't see PM10 and PM2.5 here, but I can see NO2.</text:span></text:p>
      <text:p text:style-name="P1"><text:span text:style-name="T1"><text:s text:c="8"/><text:tab/>Okay again, the max values the Z-scores we are looking at a large maximum based on what is on the table. <text:s text:c="3"/><text:tab/></text:span></text:p>
      <text:p text:style-name="P1"><text:soft-page-break/><text:span text:style-name="T1"><text:s text:c="4"/>7.b Choose one of the following plots from Heat map, Box Plot and Polar Plot tabs and compare aloud Q1 and Q2 plots. </text:span></text:p>
      <text:p text:style-name="P1"><text:span text:style-name="T1"><text:s text:c="4"/><text:tab/>MODERATOR: Apologies, but since Q2 was broken the plots won't have the right index and you won't be able to compare the plots so feel free to skip this task.</text:span></text:p>
      <text:p text:style-name="P1"><text:span text:style-name="T1"><text:s text:c="4"/><text:tab/>Okay, that is okay.</text:span></text:p>
      <text:p text:style-name="P1"><text:span text:style-name="T1"><text:s text:c="4"/>7.c Say aloud if you would add any other feature to help you comprehend better the data at this point</text:span></text:p>
      <text:p text:style-name="P1"><text:span text:style-name="T1"><text:s text:c="4"/><text:tab/>I think maybe a little bit more detail on how the Z-scores are evaluated here just to how the cells are colored. I think that would be quite useful.</text:span></text:p>
      <text:p text:style-name="P1"><text:span text:style-name="T1"><text:s text:c="4"/><text:tab/>Because I get the reason for using them but just yeah, I am not sure about just using the ones that are in the table.</text:span></text:p>
      <text:p text:style-name="P1"><text:span text:style-name="T1">8 Export/download the metadata and data from the first query (Q1)</text:span></text:p>
      <text:p text:style-name="P1"><text:span text:style-name="T1"><text:s text:c="4"/>8.a FAIR data and metadata</text:span></text:p>
      <text:p text:style-name="P1"><text:span text:style-name="T1"><text:s text:c="4"/><text:tab/>Okay, Q1 ... (The participant exports the metadata and data files)<text:tab/></text:span></text:p>
      <text:p text:style-name="P1"><text:span text:style-name="T1"><text:s text:c="4"/><text:tab/>I am looking at the FAIR data which is a RDF file and the metadata is a ttl file.</text:span></text:p>
      <text:p text:style-name="P1"><text:span text:style-name="T1"><text:s text:c="4"/>8.b Data provenance and Data table as CSV files</text:span></text:p>
      <text:p text:style-name="P1"><text:span text:style-name="T1"><text:s text:c="4"/><text:tab/>MODERATOR: Could you please confirm that you got a pop out window?</text:span></text:p>
      <text:p text:style-name="P1"><text:span text:style-name="T1"><text:s text:c="4"/><text:tab/>Yeah, I can confirm that I got a pop out window to download the files.</text:span></text:p>
      <text:p text:style-name="P1"><text:span text:style-name="T1"><text:s text:c="4"/>8.c Export all data tables at once in the ‘Download All’ tab in the left panel</text:span></text:p>
      <text:p text:style-name="P1"><text:span text:style-name="T1"><text:s text:c="4"/><text:tab/>You won't be able to see this probably, but I am going to check the data table and that everything is in there.</text:span></text:p>
      <text:p text:style-name="P1"><text:span text:style-name="T1"><text:s text:c="4"/><text:tab/>So it comes as a CSV file called Q1.csv and it </text:span>has<text:span text:style-name="T1"> 17 rows of data and the various columns with dates involved.</text:span></text:p>
      <text:p text:style-name="P1"><text:span text:style-name="T1"><text:s text:c="4"/><text:tab/>I am going to share this in a moment because I wanted to talk about the csv file I got from the download all option.<text:tab/></text:span></text:p>
      <text:p text:style-name="P1"><text:span text:style-name="T1"><text:s text:c="4"/>8.d Say aloud whether such event-environmental linked data and metadata would be useful and re-usable as input for environmental research</text:span></text:p>
      <text:p text:style-name="P1"><text:span text:style-name="T1">9 Finally, could you summarize verbally your </text:span>overall experience<text:span text:style-name="T1"> in completing these tasks using the SERDIF dashboard? </text:span></text:p>
      <text:p text:style-name="P1"><text:span text:style-name="T1"><text:tab/>Yeah, so I would say it is good but there are </text:span>some things<text:span text:style-name="T1"> that are not necessarily clear straight away. So again, maybe more sort of help in the tabs to help explain things, small things like the time window length and lag. These things might be </text:span>clear for<text:span text:style-name="T1"> the use case, for people that are actually using these tools. I mean one thing would be in the home menu, to add an extra tab called you know general directions, where you could just have a diagram showing the time window length and lag with a rough schematic </text:span>to tell people<text:span text:style-name="T1"> of what they should be doing.</text:span></text:p>
      <text:p text:style-name="P1"><text:span text:style-name="T1"><text:tab/>The Z-scores can concede the </text:span>intent<text:span text:style-name="T1"> of their usefulness but I would wonder about the general usefulness if it is only based </text:span>on the<text:span text:style-name="T1"> data that is on the data table. That is because, if we could </text:span>imagine, you<text:span text:style-name="T1"> know PM2.5 is probably much higher in the summer than in the winter. If we were to take a period of two weeks over the summer, then a high PM2.5 value over those two weeks would be very different from a high value of PM2.5 during two weeks in the winter; but both would be colored red with a high Z-score. They are not really as comparable as we might think initially, so better find a better data set to compute Z-scores against.</text:span></text:p>
      <text:p text:style-name="P1"><text:soft-page-break/><text:span text:style-name="T1"><text:tab/>Yeah, I did not fully grasp the data provenance and lineage bit, but </text:span>I do<text:span text:style-name="T1"> not know much about SQL but I imagine that these are all very useful for actually keeping a hard record of the data search that was carried out and so on.</text:span></text:p>
      <text:p text:style-name="P1"><text:span text:style-name="T1"><text:tab/>I think the heat map plot was very nice to show a general profile of the pollutant over the time since the event.</text:span></text:p>
      <text:p text:style-name="P1"><text:span text:style-name="T1"><text:tab/>Mmmm more general comments ...</text:span></text:p>
      <text:p text:style-name="P1"><text:span text:style-name="T1"><text:tab/>I guess the RAM is not going to be an issue when this is up and running properly so I won't say much about that.</text:span></text:p>
      <text:p text:style-name="P1"><text:span text:style-name="T1"><text:tab/>So yeah, I think ... I suppose you can choose to view those things or not as I don't find them </text:span>very<text:span text:style-name="T1"> useful </text:span>myself<text:span text:style-name="T1">, but you can kind of click on and off which is good (referring to the metadata displays).</text:span></text:p>
      <text:p text:style-name="P1"><text:span text:style-name="T1"><text:tab/>So one </text:span>thing<text:span text:style-name="T1"> that I mentioned previously is to be able to look at the patient level, to look for somebody that has two events for something, a time series of events. I think this is a bit challenging for this set up for how things are but ...</text:span></text:p>
      <text:p text:style-name="P1"><text:span text:style-name="T1"><text:tab/>I think these are all of my comm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53" meta:word-count="3279" meta:character-count="17892" meta:non-whitespace-character-count="14039"/>
    <meta:generator>LibreOfficeDev/6.0.5.2$Linux_X86_64 LibreOffice_project/</meta:generator>
  </office:meta>
</office:document-meta>
</file>